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Tableau5" style:family="table">
      <style:table-properties style:width="14.649cm" table:align="margins"/>
    </style:style>
    <style:style style:name="Tableau5.A" style:family="table-column">
      <style:table-column-properties style:column-width="10.134cm" style:rel-column-width="45333*"/>
    </style:style>
    <style:style style:name="Tableau5.B" style:family="table-column">
      <style:table-column-properties style:column-width="4.516cm" style:rel-column-width="20202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4.649cm" table:align="margins"/>
    </style:style>
    <style:style style:name="Tableau1.A" style:family="table-column">
      <style:table-column-properties style:column-width="10.16cm" style:rel-column-width="45452*"/>
    </style:style>
    <style:style style:name="Tableau1.B" style:family="table-column">
      <style:table-column-properties style:column-width="4.489cm" style:rel-column-width="200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text-properties fo:color="#800000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6pt" fo:font-weight="bold" officeooo:rsid="001d59b2" officeooo:paragraph-rsid="001d59b2" style:font-size-asian="26pt" style:font-weight-asian="bold" style:font-size-complex="26pt" style:font-weight-complex="bold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number:text-style style:name="N100">
      <number:text-content/>
    </number:text-style>
  </office:automatic-styles>
  <office:body>
    <office:text text:use-soft-page-breaks="true">
      <text:variable-decls>
        <text:variable-decl office:value-type="string" text:name="New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P8">Recipe</text:p>
      <text:p text:style-name="P6"><text:span text:style-name="T2"><text:placeholder text:placeholder-type="text">&lt;o.customer&gt;</text:placeholder></text:span><text:span text:style-name="T2"> / </text:span><text:span text:style-name="T2"><text:placeholder text:placeholder-type="text">&lt;o.version&gt;</text:placeholder></text:span></text:p>
      <text:h text:style-name="P9" text:outline-level="1">Introduction</text:h>
      <text:p text:style-name="P5">Ce document vous permet de procéder à une <text:span text:style-name="T1">mise à jour depuis la version </text:span><text:span text:style-name="T1"><text:placeholder text:placeholder-type="text">&lt;o.previous_version&gt;</text:placeholder></text:span><text:span text:style-name="T1"> à la version </text:span><text:span text:style-name="T1"><text:placeholder text:placeholder-type="text">&lt;o.version&gt;</text:placeholder></text:span></text:p>
      <text:h text:style-name="Heading_20_2" text:outline-level="2">Contenu de la Livraison</text:h>
      <text:p text:style-name="Standard">Cette livraison contient la <text:placeholder text:placeholder-type="text">&lt;o.version&gt;</text:placeholder>.</text:p>
      <text:p text:style-name="Standard"/>
      <text:p text:style-name="Standard"><text:placeholder text:placeholder-type="text">&lt;if test="len(o.middleware) &gt; 0"&gt;</text:placeholder></text:p>
      <text:p text:style-name="P7">Middlew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Composant</text:p>
          </table:table-cell>
          <table:table-cell table:style-name="Tableau5.B1" office:value-type="string">
            <text:p text:style-name="P4">Version</text:p>
          </table:table-cell>
        </table:table-row>
        <table:table-row>
          <table:table-cell table:style-name="Tableau5.A2" table:number-columns-spanned="2" office:value-type="string">
            <text:p text:style-name="P3"><text:placeholder text:placeholder-type="text">&lt;for each="line in o.middleware"&gt;</text:placeholder></text:p>
          </table:table-cell>
          <table:covered-table-cell/>
        </table:table-row>
        <table:table-row>
          <table:table-cell table:style-name="Tableau5.A3" office:value-type="string">
            <text:p text:style-name="Standard"><text:placeholder text:placeholder-type="text">&lt;line.composant&gt;</text:placeholder></text:p>
          </table:table-cell>
          <table:table-cell table:style-name="Tableau5.B3" office:value-type="float" office:value="40148">
            <text:p text:style-name="Standard"><text:placeholder text:placeholder-type="text">&lt;line.version&gt;</text:placeholder></text:p>
          </table:table-cell>
        </table:table-row>
        <table:table-row>
          <table:table-cell table:style-name="Tableau5.A2" table:number-columns-spanned="2" office:value-type="string">
            <text:p text:style-name="Standard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7"/>
      <text:p text:style-name="Standard"><text:placeholder text:placeholder-type="text">&lt;if test="len(o.core) &gt; 0"&gt;</text:placeholder></text:p>
      <text:p text:style-name="P7">COR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Composant</text:p>
          </table:table-cell>
          <table:table-cell table:style-name="Tableau1.B1" office:value-type="string">
            <text:p text:style-name="P4">Version</text:p>
          </table:table-cell>
        </table:table-row>
        <table:table-row>
          <table:table-cell table:style-name="Tableau1.A2" table:number-columns-spanned="2" office:value-type="string">
            <text:p text:style-name="P3"><text:placeholder text:placeholder-type="text">&lt;for each="line in o.core"&gt;</text:placeholder></text:p>
          </table:table-cell>
          <table:covered-table-cell/>
        </table:table-row>
        <table:table-row>
          <table:table-cell table:style-name="Tableau1.A3" office:value-type="string">
            <text:p text:style-name="Standard"><text:placeholder text:placeholder-type="text">&lt;line.composant&gt;</text:placeholder></text:p>
          </table:table-cell>
          <table:table-cell table:style-name="Tableau1.B3" office:value-type="float" office:value="40148">
            <text:p text:style-name="Standard"><text:placeholder text:placeholder-type="text">&lt;line.version&gt;</text:placeholder></text:p>
          </table:table-cell>
        </table:table-row>
        <table:table-row>
          <table:table-cell table:style-name="Tableau1.A2" table:number-columns-spanned="2" office:value-type="string">
            <text:p text:style-name="Standard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if&gt;</text:placeholder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background-color="transparent" style:shadow="none" text:number-lines="false" text:line-number="0">
        <style:background-image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2.65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2.15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1.65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1.15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0.6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0.15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Mediaobject" style:family="paragraph" style:class="text"/>
    <style:style style:name="Object" style:family="paragraph" style:parent-style-name="Caption" style:class="extra"/>
    <style:style style:name="Section_20_Title" style:display-name="Section Title" style:family="paragraph" style:next-style-name="Text_20_body">
      <style:paragraph-properties fo:line-height="200%"/>
      <style:text-properties fo:text-transform="capitalize" fo:font-size="14pt"/>
    </style:style>
    <style:style style:name="Appendix_20_Title" style:display-name="Appendix Title" style:family="paragraph" style:next-style-name="Text_20_body">
      <style:paragraph-properties fo:line-height="200%"/>
      <style:text-properties fo:text-transform="capitalize" fo:font-size="14pt"/>
    </style:style>
    <style:style style:name="Section1_20_Title" style:display-name="Section1 Title" style:family="paragraph" style:next-style-name="Text_20_body">
      <style:paragraph-properties fo:line-height="200%"/>
      <style:text-properties fo:text-transform="capitalize" fo:font-size="14pt"/>
    </style:style>
    <style:style style:name="Section2_20_Title" style:display-name="Section2 Title" style:family="paragraph" style:next-style-name="Text_20_body">
      <style:paragraph-properties fo:line-height="200%"/>
      <style:text-properties fo:text-transform="capitalize" fo:font-size="13pt"/>
    </style:style>
    <style:style style:name="Section3_20_Title" style:display-name="Section3 Title" style:family="paragraph" style:next-style-name="Text_20_body">
      <style:paragraph-properties fo:line-height="200%"/>
      <style:text-properties fo:text-transform="capitalize" fo:font-size="12pt"/>
    </style:style>
    <style:style style:name="Section4_20_Title" style:display-name="Section4 Title" style:family="paragraph" style:next-style-name="Text_20_body">
      <style:paragraph-properties fo:line-height="200%"/>
      <style:text-properties fo:text-transform="capitalize" fo:font-size="12pt"/>
    </style:style>
    <style:style style:name="Section5_20_Title" style:display-name="Section5 Title" style:family="paragraph" style:next-style-name="Text_20_body">
      <style:paragraph-properties fo:line-height="200%"/>
      <style:text-properties fo:text-transform="capitalize" fo:font-size="12pt"/>
    </style:style>
    <style:style style:name="Document_20_Title" style:display-name="Document Title" style:family="paragraph" style:parent-style-name="Standard" style:next-style-name="Document_20_SubTitle">
      <style:paragraph-properties fo:text-align="center" style:justify-single-word="false"/>
      <style:text-properties fo:font-size="20pt"/>
    </style:style>
    <style:style style:name="Document_20_SubTitle" style:display-name="Document SubTitle" style:family="paragraph" style:parent-style-name="Document_20_Title" style:next-style-name="Text_20_body">
      <style:text-properties fo:font-size="14pt"/>
    </style:style>
    <style:style style:name="Section_20_SubTitle" style:display-name="Section SubTitle" style:family="paragraph" style:parent-style-name="Section_20_Title"/>
    <style:style style:name="CopyRight" style:family="paragraph" style:parent-style-name="Text_20_body"/>
    <style:style style:name="VarList_20_Item" style:display-name="VarList Item" style:family="paragraph" style:parent-style-name="Text_20_body" style:class="text">
      <style:paragraph-properties fo:margin="100%" fo:margin-left="3cm" fo:margin-right="0cm" fo:margin-top="0cm" fo:margin-bottom="0cm" style:contextual-spacing="false" fo:text-indent="0cm" style:auto-text-indent="false">
        <style:tab-stops>
          <style:tab-stop style:position="0cm"/>
        </style:tab-stops>
      </style:paragraph-properties>
    </style:style>
    <style:style style:name="VarList_20_Term" style:display-name="VarList Term" style:family="paragraph" style:parent-style-name="Text_20_body" style:class="text">
      <style:paragraph-properties fo:margin="100%" fo:margin-left="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/>
    <style:style style:name="Highlight" style:family="text">
      <style:text-properties fo:background-color="#fff000"/>
    </style:style>
    <style:style style:name="KeyCap" style:family="text">
      <style:text-properties fo:font-weight="bold"/>
    </style:style>
    <style:style style:name="Command" style:family="text">
      <style:text-properties fo:font-weight="bold"/>
    </style:style>
    <style:style style:name="Application" style:family="text">
      <style:text-properties fo:font-weight="bold"/>
    </style:style>
    <style:style style:name="FileName" style:family="text">
      <style:text-properties fo:font-weight="bol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SystemItem" style:family="text">
      <style:text-properties fo:font-weight="bold"/>
    </style:style>
    <style:style style:name="ComputerOutput" style:family="text">
      <style:text-properties fo:font-weight="bold"/>
    </style:style>
    <style:style style:name="KeyCombo" style:family="text">
      <style:text-properties fo:font-weight="bold"/>
    </style:style>
    <style:style style:name="KeySym" style:family="text">
      <style:text-properties fo:font-weight="bold"/>
    </style:style>
    <style:style style:name="GuiMenu" style:family="text">
      <style:text-properties fo:color="#000fff" fo:font-style="italic"/>
    </style:style>
    <style:style style:name="GuiSubMenu" style:family="text">
      <style:text-properties fo:color="#ff9966" fo:font-style="italic"/>
    </style:style>
    <style:style style:name="GuiButton" style:family="text">
      <style:text-properties fo:color="#00f0ff" fo:font-style="italic"/>
    </style:style>
    <style:style style:name="GuiMenuItem" style:family="text">
      <style:text-properties fo:color="#00ffff" fo:font-style="italic"/>
    </style:style>
    <style:style style:name="GuiLabel" style:family="text">
      <style:text-properties fo:color="#00777f" fo:font-style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Highlight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Ordered_20_List" style:display-name="Ordered List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UnOrdered_20_List" style:display-name="UnOrdered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list-style style:name="Var_20_List" style:display-name="Var List">
      <text:list-level-style-bullet text:level="1" text:style-name="Bullet_20_Symbols" text:bullet-char="•">
        <style:list-level-properties text:min-label-width="0.499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3-02-25T14:22:24">25/02/13</text:date><text:tab/><text:tab/><text:page-number text:select-page="current">2</text:page-number>/<text:page-count>2</text:page-count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5b93205-6e6b3fc-7830f6d-c08ad66-1d9bf4</meta:generator>
    <dc:subject>Profinance Release Note</dc:subject>
    <meta:creation-date>2007-05-10T09:20:27</meta:creation-date>
    <dc:date>2013-02-25T14:22:24</dc:date>
    <meta:print-date>2010-03-05T10:48:24.96</meta:print-date>
    <dc:language>fr-FR</dc:language>
    <meta:editing-cycles>211</meta:editing-cycles>
    <meta:editing-duration>P3DT6H50M48S</meta:editing-duration>
    <dc:creator>odemah </dc:creator>
    <meta:document-statistic meta:table-count="2" meta:image-count="0" meta:object-count="0" meta:page-count="2" meta:paragraph-count="25" meta:word-count="65" meta:character-count="485" meta:non-whitespace-character-count="444"/>
    <meta:user-defined meta:name="Info 2"/>
    <meta:user-defined meta:name="Info 3"/>
    <meta:user-defined meta:name="Info 4"/>
    <meta:user-defined meta:name="Info Légales">Ce document est la propriété de FIMASYS. Il ne peut être utilisé, reproduit ou divulgué sans autorisation écrite préalable.</meta:user-defined>
  </office:meta>
</office:document-meta>
</file>